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SystemUIFont" svg:font-family="AppleSystemUIFon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AppleSystemUIFont" fo:font-size="12pt" style:font-name-asian="AppleSystemUIFont" style:font-size-asian="12pt" style:font-name-complex="AppleSystemUIFont" style:font-size-complex="12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est Generator notes:</text:p>
      <text:p text:style-name="Standard"/>
      <text:p text:style-name="Standard">IK:</text:p>
      <text:p text:style-name="Standard"/>
      <text:p text:style-name="Standard">In animator Base Layer you need to enable IK checkbox</text:p>
      <text:p text:style-name="Standard"/>
      <text:p text:style-name="Standard">Important! 3D model rig type should be set to humanoid</text:p>
      <text:p text:style-name="Standard"/>
      <text:p text:style-name="Standard">Need an IKHandler script</text:p>
      <text:list xml:id="list679503278359072910" text:style-name="L1">
        <text:list-item>
          <text:p text:style-name="P3">this basically taps into the existing animator (that has the IK enabled!) which, if given a valid avatar (rig should be humanoid!) knows how to employ IK.</text:p>
        </text:list-item>
        <text:list-item>
          <text:p text:style-name="P3">There is IK position as well as rotation. Seems like generally if character is grabbing something it should be a child object so you can fine tune rotation, etc.</text:p>
        </text:list-item>
        <text:list-item>
          <text:p text:style-name="P3">You can also do stuff like LookAt if you want to direct character's gaze</text:p>
        </text:list-item>
      </text:list>
      <text:p text:style-name="Standard"/>
      <text:p text:style-name="Standard">Filepath assumes root directory of project, but not assets folder, so specify image dir like: Assets/Resources</text:p>
      <text:p text:style-name="Standard"/>
      <text:p text:style-name="Standard"/>
      <text:p text:style-name="Standard">capture:</text:p>
      <text:p text:style-name="P1">ffmpeg -framerate 24 -i %04d\ shot.png -c:v libx264 -r 24 -pix_fmt yuv420p out.mp4</text:p>
      <text:p text:style-name="Standard"></text:p>
      <text:p text:style-name="P2">To create a new protester:</text:p>
      <text:p text:style-name="Standard"/>
      <text:p text:style-name="Standard">Make someone in Fuse, don't need animations, don't need facial blend shapes</text:p>
      <text:p text:style-name="Standard"/>
      <text:p text:style-name="Standard">Download then use Mixamo decimator and go to 25%</text:p>
      <text:p text:style-name="Standard"/>
      <text:p text:style-name="Standard">Bring in new FBX</text:p>
      <text:list xml:id="list4767574771844706087" text:style-name="L2">
        <text:list-item>
          <text:p text:style-name="P4">change textures to opaque</text:p>
        </text:list-item>
        <text:list-item>
          <text:p text:style-name="P4">drag 'Flat' material to all</text:p>
        </text:list-item>
        <text:list-item>
          <text:p text:style-name="P4">make sure Rig is set to Humanoid</text:p>
          <text:p text:style-name="P4"/>
        </text:list-item>
        <text:list-item>
          <text:p text:style-name="P4">add sign post prefab</text:p>
        </text:list-item>
        <text:list-item>
          <text:p text:style-name="P4">Also copy 90 degree Y rotation to protester</text:p>
        </text:list-item>
        <text:list-item>
          <text:p text:style-name="P4">rigidbody</text:p>
        </text:list-item>
        <text:list-item>
          <text:p text:style-name="P4">two scripts</text:p>
          <text:list>
            <text:list-item>
              <text:p text:style-name="P4">make sure to drag correct gameobjects to new scrip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SystemUIFont" svg:font-family="AppleSystemUIFon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ayson Earle</meta:initial-creator>
    <meta:creation-date>2017-02-08T15:48:09</meta:creation-date>
    <dc:date>2017-04-13T17:20:03</dc:date>
    <dc:creator>Grayson Earle</dc:creator>
    <meta:editing-duration>P3DT5H32M5S</meta:editing-duration>
    <meta:editing-cycles>7</meta:editing-cycles>
    <meta:generator>OpenOffice/4.1.2$Unix OpenOffice.org_project/412m3$Build-9782</meta:generator>
    <meta:document-statistic meta:table-count="0" meta:image-count="0" meta:object-count="0" meta:page-count="2" meta:paragraph-count="24" meta:word-count="209" meta:character-count="1141"/>
  </office:meta>
</office:document-meta>
</file>